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ghtness brightness and transparency: A quarter century of new ideas, captivating demonstrations and unrelenting controversy – Frederick A. A. Kingdom (2011)</text:p>
      <text:p text:style-name="Standard">Find out about filling-in: A guide to perceptual completetion for visual science and philosophy of perception – L. Pessoa, E. Thompson, A. Noe (1998)</text:p>
      <text:p text:style-name="Standard">Searching for a neural mechanism of color filling-in Heydt, Friedman, Zhou (2003)</text:p>
      <text:p text:style-name="Standard">Lightness constancy through transparency: internal consistency in layered surface representationsL M. Singh (2004)</text:p>
      <text:p text:style-name="Standard">Cures to an Equivalent lighting model – Boyaci, Doerschner, T. Maloney (2006)</text:p>
      <text:p text:style-name="Standard">Lightness Perception and Lightness Illusions – Adelson (2000)</text:p>
      <text:p text:style-name="Standard">The theory of edge detection – Marr, Hildreth (1979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Morrison</meta:initial-creator>
    <meta:creation-date>2016-12-19T13:48:13</meta:creation-date>
    <dc:date>2016-12-19T14:06:47</dc:date>
    <dc:creator>Will Morrison</dc:creator>
    <meta:editing-duration>PT3M24S</meta:editing-duration>
    <meta:editing-cycles>1</meta:editing-cycles>
    <meta:document-statistic meta:table-count="0" meta:image-count="0" meta:object-count="0" meta:page-count="1" meta:paragraph-count="7" meta:word-count="99" meta:character-count="692" meta:non-whitespace-character-count="600"/>
    <meta:generator>LibreOffice/3.5$Linux_X86_64 LibreOffice_project/350m1$Build-2</meta:generator>
  </office:meta>
</office:document-meta>
</file>